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500000315AFA5B835.png" manifest:media-type="image/png"/>
  <manifest:file-entry manifest:full-path="Pictures/10000201000004F6000002ACF379E935.png" manifest:media-type="image/png"/>
  <manifest:file-entry manifest:full-path="Pictures/100002010000012F00000035A0FADA01.png" manifest:media-type="image/png"/>
  <manifest:file-entry manifest:full-path="Pictures/10000201000004E6000002D7B533206F.png" manifest:media-type="image/png"/>
  <manifest:file-entry manifest:full-path="Pictures/10000201000001640000004AA0805693.png" manifest:media-type="image/png"/>
  <manifest:file-entry manifest:full-path="Pictures/10000201000002320000004C7F26D507.png" manifest:media-type="image/png"/>
  <manifest:file-entry manifest:full-path="Pictures/10000201000000D00000003B20734465.png" manifest:media-type="image/png"/>
  <manifest:file-entry manifest:full-path="Pictures/10000201000000A90000002920F5A195.png" manifest:media-type="image/png"/>
  <manifest:file-entry manifest:full-path="Pictures/10000201000000E1000000E1F8EE6A31.png" manifest:media-type="image/png"/>
  <manifest:file-entry manifest:full-path="Pictures/10000201000004F1000002832581547B.png" manifest:media-type="image/png"/>
  <manifest:file-entry manifest:full-path="Pictures/10000201000000C0000000C09934334B.png" manifest:media-type="image/png"/>
  <manifest:file-entry manifest:full-path="Pictures/10000201000000DF000000E2DA3E8520.png" manifest:media-type="image/png"/>
  <manifest:file-entry manifest:full-path="Pictures/1000020100000490000002E63B742292.png" manifest:media-type="image/png"/>
  <manifest:file-entry manifest:full-path="Pictures/10000201000000E1000000E19DD71239.png" manifest:media-type="image/png"/>
  <manifest:file-entry manifest:full-path="Pictures/100000000000050000000355B6F8E8A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7.493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</style:style>
    <style:style style:name="gr10" style:family="graphic" style:parent-style-name="objectwithoutfill">
      <style:graphic-properties svg:stroke-width="0.018cm" svg:stroke-color="#666666" draw:marker-start-width="0.227cm" draw:marker-end-width="0.227cm" svg:stroke-opacity="40%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outline1">
      <style:graphic-properties draw:stroke="none" draw:fill="none" fo:min-height="1.2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style:font-name="Futura"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5pt"/>
    </style:style>
    <style:style style:name="P9" style:family="paragraph">
      <loext:graphic-properties draw:fill="none" draw:fill-color="#ffffff"/>
      <style:text-properties fo:color="#009933" fo:font-size="45pt" fo:letter-spacing="0.141cm" style:font-size-asian="45pt" style:font-size-complex="4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Futura" fo:font-size="20pt" style:font-size-asian="20pt" style:font-size-complex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 style:text-underline-style="none" fo:font-weight="bold"/>
    </style:style>
    <style:style style:name="P14" style:family="paragraph">
      <loext:graphic-properties draw:fill="none" draw:fill-color="#ffffff"/>
      <style:text-properties fo:font-size="18pt" style:text-underline-style="none" fo:font-weight="normal" style:font-weight-asian="normal" style:font-weight-complex="normal"/>
    </style:style>
    <style:style style:name="P15" style:family="paragraph">
      <style:text-properties style:font-name="Futura" fo:font-size="18pt"/>
    </style:style>
    <style:style style:name="P16" style:family="paragraph">
      <loext:graphic-properties draw:fill="none" draw:fill-color="#ffffff"/>
      <style:text-properties style:font-name="Futura" fo:font-size="18pt"/>
    </style:style>
    <style:style style:name="P17" style:family="paragraph">
      <style:paragraph-properties fo:text-align="center"/>
      <style:text-properties style:font-name="Futura" fo:font-size="18pt"/>
    </style:style>
    <style:style style:name="P18" style:family="paragraph">
      <loext:graphic-properties draw:fill="none" draw:fill-color="#ffffff"/>
      <style:paragraph-properties fo:text-align="center"/>
      <style:text-properties style:font-name="Futura" fo:font-size="18pt"/>
    </style:style>
    <style:style style:name="P19" style:family="paragraph">
      <style:paragraph-properties fo:text-align="center"/>
      <style:text-properties fo:font-size="24pt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style:font-name="Futura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Futura" fo:font-size="28pt" style:font-size-asian="28pt" style:font-size-complex="28pt"/>
    </style:style>
    <style:style style:name="T2" style:family="text">
      <style:text-properties style:font-name="Futura" fo:font-size="20pt" style:font-size-asian="20pt" style:font-size-complex="20pt"/>
    </style:style>
    <style:style style:name="T3" style:family="text">
      <style:text-properties fo:color="#009933" style:font-name="Hiragino Kaku Gothic StdN" fo:font-size="40pt" fo:letter-spacing="0.141cm" style:font-size-asian="40pt" style:font-size-complex="40pt"/>
    </style:style>
    <style:style style:name="T4" style:family="text">
      <style:text-properties fo:color="#009933" style:font-name="Futura" fo:font-size="42pt" fo:letter-spacing="0.141cm" fo:font-weight="normal" style:font-size-asian="42pt" style:font-weight-asian="normal" style:font-size-complex="42pt" style:font-weight-complex="normal"/>
    </style:style>
    <style:style style:name="T5" style:family="text">
      <style:text-properties style:text-underline-style="none" fo:font-weight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Futura"/>
    </style:style>
    <style:style style:name="T8" style:family="text">
      <style:text-properties style:font-name="Futura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7.366cm" svg:height="1.457cm" svg:x="10.16cm" svg:y="8.449cm" presentation:class="outline" presentation:user-transformed="true">
          <draw:text-box>
            <text:list text:style-name="L1">
              <text:list-header>
                <text:p text:style-name="P1"><text:span text:style-name="T1">WIREFRAMES</text:span></text:p>
              </text:list-header>
            </text:list>
          </draw:text-box>
        </draw:frame>
        <draw:frame presentation:style-name="pr2" draw:text-style-name="P4" draw:layer="layout" svg:width="22.159cm" svg:height="1.53cm" svg:x="4.318cm" svg:y="10.408cm">
          <draw:text-box>
            <text:list text:style-name="L1">
              <text:list-item>
                <text:p text:style-name="P3"><text:span text:style-name="T2">Full Screen Image – with video icon ready to launch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6" draw:layer="layout" svg:width="31.513cm" svg:height="21cm" svg:x="-1.245cm" svg:y="0cm">
          <draw:image xlink:href="Pictures/100000000000050000000355B6F8E8A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9" draw:layer="layout" svg:width="7.993cm" svg:height="2.169cm" svg:x="1.016cm" svg:y="0.79cm">
          <draw:text-box>
            <text:p text:style-name="P8"><text:span text:style-name="T3">CHOR</text:span><text:span text:style-name="T4">US</text:span></text:p>
          </draw:text-box>
        </draw:frame>
        <draw:line draw:style-name="gr4" draw:text-style-name="P10" draw:layer="layout" svg:x1="25.654cm" svg:y1="1.108cm" svg:x2="26.878cm" svg:y2="1.108cm">
          <text:p/>
        </draw:line>
        <draw:line draw:style-name="gr4" draw:text-style-name="P10" draw:layer="layout" svg:x1="25.654cm" svg:y1="1.408cm" svg:x2="26.878cm" svg:y2="1.408cm">
          <text:p/>
        </draw:line>
        <draw:line draw:style-name="gr4" draw:text-style-name="P10" draw:layer="layout" svg:x1="25.654cm" svg:y1="1.708cm" svg:x2="26.878cm" svg:y2="1.708cm">
          <text:p/>
        </draw:line>
        <draw:frame presentation:style-name="pr1" draw:text-style-name="P11" draw:layer="layout" svg:width="7.366cm" svg:height="1.457cm" svg:x="10.04cm" svg:y="4.051cm" presentation:class="outline" presentation:user-transformed="true">
          <draw:text-box>
            <text:list text:style-name="L1">
              <text:list-header>
                <text:p text:style-name="P6"><text:span text:style-name="T2">LOCAL ISSUES</text:span></text:p>
              </text:list-header>
            </text:list>
          </draw:text-box>
        </draw:frame>
        <draw:frame draw:style-name="gr5" draw:text-style-name="P13" draw:layer="layout" svg:width="2.441cm" svg:height="0.954cm" svg:x="7.965cm" svg:y="6.404cm">
          <draw:text-box>
            <text:p text:style-name="P12"><text:span text:style-name="T5">transit</text:span></text:p>
          </draw:text-box>
        </draw:frame>
        <draw:frame draw:style-name="gr6" draw:text-style-name="P13" draw:layer="layout" svg:width="3.745cm" svg:height="0.954cm" svg:x="12.73cm" svg:y="6.396cm">
          <draw:text-box>
            <text:p text:style-name="P12"><text:span text:style-name="T5">pre-school</text:span></text:p>
          </draw:text-box>
        </draw:frame>
        <draw:frame draw:style-name="gr7" draw:text-style-name="P13" draw:layer="layout" svg:width="4.875cm" svg:height="0.954cm" svg:x="18.376cm" svg:y="6.496cm">
          <draw:text-box>
            <text:p text:style-name="P12"><text:span text:style-name="T5">homelessness</text:span></text:p>
          </draw:text-box>
        </draw:frame>
        <draw:frame draw:style-name="gr8" draw:text-style-name="P10" draw:layer="layout" svg:width="2.482cm" svg:height="2.482cm" svg:x="3.46cm" svg:y="10.468cm">
          <draw:image xlink:href="Pictures/10000201000000E1000000E19DD71239.png" xlink:type="simple" xlink:show="embed" xlink:actuate="onLoad">
            <text:p/>
          </draw:image>
        </draw:frame>
        <draw:frame draw:style-name="gr8" draw:text-style-name="P10" draw:layer="layout" svg:width="2.46cm" svg:height="2.493cm" svg:x="3.402cm" svg:y="7.42cm">
          <draw:image xlink:href="Pictures/10000201000000DF000000E2DA3E8520.png" xlink:type="simple" xlink:show="embed" xlink:actuate="onLoad">
            <text:p/>
          </draw:image>
        </draw:frame>
        <draw:frame draw:style-name="gr8" draw:text-style-name="P10" draw:layer="layout" svg:width="2.118cm" svg:height="2.118cm" svg:x="3.656cm" svg:y="13.684cm">
          <draw:image xlink:href="Pictures/10000201000000C0000000C09934334B.png" xlink:type="simple" xlink:show="embed" xlink:actuate="onLoad">
            <text:p/>
          </draw:image>
        </draw:frame>
        <draw:frame draw:style-name="gr8" draw:text-style-name="P10" draw:layer="layout" svg:width="2.482cm" svg:height="2.482cm" svg:x="3.402cm" svg:y="16.368cm">
          <draw:image xlink:href="Pictures/10000201000000E1000000E1F8EE6A31.png" xlink:type="simple" xlink:show="embed" xlink:actuate="onLoad">
            <text:p/>
          </draw:image>
        </draw:frame>
        <draw:frame draw:style-name="gr9" draw:text-style-name="P14" draw:layer="layout" svg:width="1.772cm" svg:height="0.954cm" svg:x="8.266cm" svg:y="8.204cm">
          <draw:text-box>
            <text:p text:style-name="P12"><text:span text:style-name="T6">90%</text:span></text:p>
          </draw:text-box>
        </draw:frame>
        <draw:frame draw:style-name="gr9" draw:text-style-name="P14" draw:layer="layout" svg:width="1.772cm" svg:height="0.954cm" svg:x="8.266cm" svg:y="11.2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8.266cm" svg:y="14.3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8.266cm" svg:y="17.3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3.966cm" svg:y="17.3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3.966cm" svg:y="14.3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3.966cm" svg:y="11.2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3.966cm" svg:y="8.304cm">
          <draw:text-box>
            <text:p text:style-name="P12"><text:span text:style-name="T6">50%</text:span></text:p>
          </draw:text-box>
        </draw:frame>
        <draw:frame draw:style-name="gr9" draw:text-style-name="P14" draw:layer="layout" svg:width="1.772cm" svg:height="0.954cm" svg:x="19.966cm" svg:y="8.3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9.966cm" svg:y="11.2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9.966cm" svg:y="14.404cm">
          <draw:text-box>
            <text:p text:style-name="P12"><text:span text:style-name="T6">75%</text:span></text:p>
          </draw:text-box>
        </draw:frame>
        <draw:frame draw:style-name="gr9" draw:text-style-name="P14" draw:layer="layout" svg:width="1.772cm" svg:height="0.954cm" svg:x="19.966cm" svg:y="17.304cm">
          <draw:text-box>
            <text:p text:style-name="P12"><text:span text:style-name="T6">75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line draw:style-name="gr10" draw:text-style-name="P10" draw:layer="layout" svg:x1="4.826cm" svg:y1="11.768cm" svg:x2="23.114cm" svg:y2="11.768cm">
          <text:p/>
        </draw:line>
        <draw:line draw:style-name="gr10" draw:text-style-name="P10" draw:layer="layout" svg:x1="13.97cm" svg:y1="5.964cm" svg:x2="13.97cm" svg:y2="18.034cm">
          <text:p/>
        </draw:line>
        <draw:frame draw:style-name="gr11" draw:text-style-name="P16" draw:layer="layout" svg:width="2.754cm" svg:height="1.885cm" svg:x="23.46cm" svg:y="11.16cm">
          <draw:text-box>
            <text:p text:style-name="P15"><text:span text:style-name="T7">Playful/</text:span></text:p>
            <text:p text:style-name="P15"><text:span text:style-name="T7">Novice</text:span></text:p>
          </draw:text-box>
        </draw:frame>
        <draw:frame draw:style-name="gr11" draw:text-style-name="P16" draw:layer="layout" svg:width="2.94cm" svg:height="1.885cm" svg:x="2.14cm" svg:y="11.114cm">
          <draw:text-box>
            <text:p text:style-name="P15"><text:span text:style-name="T7">Serious/</text:span></text:p>
            <text:p text:style-name="P15"><text:span text:style-name="T7">Expert</text:span></text:p>
          </draw:text-box>
        </draw:frame>
        <draw:frame draw:style-name="gr11" draw:text-style-name="P18" draw:layer="layout" svg:width="3.406cm" svg:height="1.885cm" svg:x="11.846cm" svg:y="3.902cm">
          <draw:text-box>
            <text:p text:style-name="P17"><text:span text:style-name="T7">High-End/</text:span></text:p>
            <text:p text:style-name="P17"><text:span text:style-name="T7">Designer</text:span></text:p>
          </draw:text-box>
        </draw:frame>
        <draw:frame draw:style-name="gr12" draw:text-style-name="P18" draw:layer="layout" svg:width="3.901cm" svg:height="1.885cm" svg:x="12.609cm" svg:y="18.189cm">
          <draw:text-box>
            <text:p text:style-name="P17"><text:span text:style-name="T7">Generic</text:span></text:p>
          </draw:text-box>
        </draw:frame>
        <draw:frame draw:style-name="gr2" draw:text-style-name="P6" draw:layer="layout" svg:width="4.318cm" svg:height="1.224cm" svg:x="6.096cm" svg:y="8.936cm">
          <draw:image xlink:href="Pictures/10000201000000D00000003B20734465.png" xlink:type="simple" xlink:show="embed" xlink:actuate="onLoad">
            <text:p/>
          </draw:image>
        </draw:frame>
        <draw:frame draw:style-name="gr2" draw:text-style-name="P6" draw:layer="layout" svg:width="7.517cm" svg:height="1.016cm" svg:x="17.629cm" svg:y="13.716cm">
          <draw:image xlink:href="Pictures/10000201000002320000004C7F26D507.png" xlink:type="simple" xlink:show="embed" xlink:actuate="onLoad">
            <text:p/>
          </draw:image>
        </draw:frame>
        <draw:frame draw:style-name="gr2" draw:text-style-name="P6" draw:layer="layout" svg:width="4.826cm" svg:height="1.17cm" svg:x="14.224cm" svg:y="9.144cm">
          <draw:image xlink:href="Pictures/10000201000000A90000002920F5A195.png" xlink:type="simple" xlink:show="embed" xlink:actuate="onLoad">
            <text:p/>
          </draw:image>
        </draw:frame>
        <draw:frame draw:style-name="gr2" draw:text-style-name="P6" draw:layer="layout" svg:width="4.826cm" svg:height="1.003cm" svg:x="6.858cm" svg:y="12.7cm">
          <draw:image xlink:href="Pictures/10000201000001640000004AA0805693.png" xlink:type="simple" xlink:show="embed" xlink:actuate="onLoad">
            <text:p/>
          </draw:image>
        </draw:frame>
        <draw:frame draw:style-name="gr2" draw:text-style-name="P6" draw:layer="layout" svg:width="5.08cm" svg:height="0.888cm" svg:x="6.35cm" svg:y="14.86cm">
          <draw:image xlink:href="Pictures/100002010000012F00000035A0FADA01.png" xlink:type="simple" xlink:show="embed" xlink:actuate="onLoad">
            <text:p/>
          </draw:image>
        </draw:frame>
        <draw:frame draw:style-name="gr13" draw:text-style-name="P20" draw:layer="layout" svg:width="23.368cm" svg:height="1.347cm" svg:x="2.032cm" svg:y="1.27cm">
          <draw:text-box>
            <text:p text:style-name="P19"><text:span text:style-name="T8">Design Matri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6" draw:layer="layout" svg:width="19.589cm" svg:height="12.444cm" svg:x="3.81cm" svg:y="4.064cm">
          <draw:image xlink:href="Pictures/1000020100000490000002E63B742292.png" xlink:type="simple" xlink:show="embed" xlink:actuate="onLoad">
            <text:p/>
          </draw:image>
        </draw:frame>
        <draw:frame draw:style-name="gr13" draw:text-style-name="P20" draw:layer="layout" svg:width="23.368cm" svg:height="1.347cm" svg:x="2.032cm" svg:y="1.271cm">
          <draw:text-box>
            <text:p text:style-name="P19"><text:span text:style-name="T8">Buy Partisan – buypartisan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6" draw:layer="layout" svg:width="19.589cm" svg:height="11.356cm" svg:x="3.81cm" svg:y="3.556cm">
          <draw:image xlink:href="Pictures/10000201000004E6000002D7B533206F.png" xlink:type="simple" xlink:show="embed" xlink:actuate="onLoad">
            <text:p/>
          </draw:image>
        </draw:frame>
        <draw:frame draw:style-name="gr13" draw:text-style-name="P20" draw:layer="layout" svg:width="23.368cm" svg:height="1.347cm" svg:x="2.032cm" svg:y="1.271cm">
          <draw:text-box>
            <text:p text:style-name="P19"><text:span text:style-name="T8">PoliticalTracker – politicaltracker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6" draw:layer="layout" svg:width="19.589cm" svg:height="9.956cm" svg:x="3.302cm" svg:y="4.826cm">
          <draw:image xlink:href="Pictures/10000201000004F1000002832581547B.png" xlink:type="simple" xlink:show="embed" xlink:actuate="onLoad">
            <text:p/>
          </draw:image>
        </draw:frame>
        <draw:frame draw:style-name="gr13" draw:text-style-name="P20" draw:layer="layout" svg:width="23.368cm" svg:height="1.347cm" svg:x="2.032cm" svg:y="1.271cm">
          <draw:text-box>
            <text:p text:style-name="P19"><text:span text:style-name="T8">iCitizen – www.icitizen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6" draw:layer="layout" svg:width="19.589cm" svg:height="10.549cm" svg:x="4.064cm" svg:y="5.08cm">
          <draw:image xlink:href="Pictures/10000201000004F6000002ACF379E935.png" xlink:type="simple" xlink:show="embed" xlink:actuate="onLoad">
            <text:p/>
          </draw:image>
        </draw:frame>
        <draw:frame draw:style-name="gr13" draw:text-style-name="P20" draw:layer="layout" svg:width="23.368cm" svg:height="1.347cm" svg:x="2.032cm" svg:y="1.271cm">
          <draw:text-box>
            <text:p text:style-name="P19"><text:span text:style-name="T8">Politifact – www.politifac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6" draw:layer="layout" svg:width="19.589cm" svg:height="12.334cm" svg:x="3.556cm" svg:y="4.318cm">
          <draw:image xlink:href="Pictures/10000201000004E500000315AFA5B835.png" xlink:type="simple" xlink:show="embed" xlink:actuate="onLoad">
            <text:p/>
          </draw:image>
        </draw:frame>
        <draw:frame draw:style-name="gr13" draw:text-style-name="P20" draw:layer="layout" svg:width="23.368cm" svg:height="1.347cm" svg:x="2.032cm" svg:y="1.271cm">
          <draw:text-box>
            <text:p text:style-name="P19"><text:span text:style-name="T8">Politomix – politomix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" svg:font-family="Futur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4:38:05.167855000</meta:creation-date>
    <dc:date>2016-04-20T14:53:13.477182000</dc:date>
    <meta:editing-duration>P3DT1H39M25S</meta:editing-duration>
    <meta:editing-cycles>3</meta:editing-cycles>
    <meta:generator>LibreOffice/4.4.5.2$MacOSX_X86_64 LibreOffice_project/a22f674fd25a3b6f45bdebf25400ed2adff0ff99</meta:generator>
    <meta:document-statistic meta:object-count="88"/>
  </office:meta>
</office:document-meta>
</file>